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34a20b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3d14d9" officeooo:paragraph-rsid="003d14d9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3e6e35"/>
    </style:style>
    <style:style style:name="T2" style:family="text">
      <style:text-properties officeooo:rsid="00308f86"/>
    </style:style>
    <style:style style:name="T3" style:family="text">
      <style:text-properties officeooo:rsid="0020b146"/>
    </style:style>
    <style:style style:name="T4" style:family="text">
      <style:text-properties officeooo:rsid="002dadd9"/>
    </style:style>
    <style:style style:name="T5" style:family="text">
      <style:text-properties officeooo:rsid="003d14d9"/>
    </style:style>
    <style:style style:name="T6" style:family="text">
      <style:text-properties officeooo:rsid="003fdc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eball autònom <text:span text:style-name="T4">06</text:span></text:p>
      <text:p text:style-name="P4"/>
      <text:p text:style-name="P6">Si no s'indica una altra cosa, el format d'entrega de tasques és en document PDF.</text:p>
      <text:p text:style-name="P3"/>
      <text:p text:style-name="P7">Cad<text:span text:style-name="T3">a</text:span> dia de retrad en l'entrega resta 0,5 punts de la nota.</text:p>
      <text:p text:style-name="P7"/>
      <text:p text:style-name="P5">Tasca <text:span text:style-name="T6">6</text:span>:</text:p>
      <text:p text:style-name="P8"/>
      <text:p text:style-name="P9"/>
      <text:list xml:id="list787685045923122376" text:style-name="L1">
        <text:list-item>
          <text:p text:style-name="P11">Fes un informe explicant el procediment de <text:span text:style-name="T6">recuperació</text:span> de refrigerant al simulador.</text:p>
        </text:list-item>
        <text:list-item>
          <text:p text:style-name="P12">Utilitzas els apunts, imatges i dades preses durant la pràctica <text:span text:style-name="T1">al taller</text:span>.</text:p>
        </text:list-item>
      </text:list>
      <text:p text:style-name="P9"/>
      <text:p text:style-name="P9"/>
      <text:p text:style-name="P8">Envia <text:span text:style-name="T2">el treball per</text:span> corrreu electrònic a <text:a xlink:type="simple" xlink:href="mailto:pposada@cifpnauticopesquera.es" text:style-name="Internet_20_link">pposada@cifpnauticopesquera.es</text:a></text:p>
      <text:p text:style-name="P8"/>
      <text:p text:style-name="P10"/>
      <text:p text:style-name="P8">El termini d'entrega és d<text:span text:style-name="T5">ijous</text:span> <text:span text:style-name="T6">12</text:span>/<text:span text:style-name="T5">02</text:span>/2<text:span text:style-name="T5">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e6e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05T08:44:11.828492787</dc:date>
    <meta:editing-duration>PT17M41S</meta:editing-duration>
    <meta:editing-cycles>50</meta:editing-cycles>
    <meta:document-statistic meta:table-count="0" meta:image-count="0" meta:object-count="0" meta:page-count="1" meta:paragraph-count="9" meta:word-count="76" meta:character-count="472" meta:non-whitespace-character-count="405"/>
  </office:meta>
</office:document-meta>
</file>